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3909" officeooo:paragraph-rsid="00153909"/>
    </style:style>
    <style:style style:name="P2" style:family="paragraph" style:parent-style-name="Standard">
      <style:paragraph-properties fo:text-align="center" style:justify-single-word="false"/>
      <style:text-properties fo:font-size="14pt" officeooo:rsid="00153909" officeooo:paragraph-rsid="00153909" style:font-size-asian="14pt" style:font-size-complex="14pt"/>
    </style:style>
    <style:style style:name="P3" style:family="paragraph" style:parent-style-name="Standard">
      <style:text-properties officeooo:rsid="0016c17b" officeooo:paragraph-rsid="0016c17b"/>
    </style:style>
    <style:style style:name="P4" style:family="paragraph" style:parent-style-name="Standard">
      <style:text-properties officeooo:rsid="001c6b09" officeooo:paragraph-rsid="001c6b09"/>
    </style:style>
    <style:style style:name="P5" style:family="paragraph" style:parent-style-name="Standard">
      <style:text-properties officeooo:rsid="001d9e69" officeooo:paragraph-rsid="001d9e69"/>
    </style:style>
    <style:style style:name="P6" style:family="paragraph" style:parent-style-name="Standard">
      <style:text-properties officeooo:rsid="00210b88" officeooo:paragraph-rsid="00210b88"/>
    </style:style>
    <style:style style:name="P7" style:family="paragraph" style:parent-style-name="Standard">
      <style:paragraph-properties fo:break-before="page"/>
      <style:text-properties officeooo:rsid="001c6b09" officeooo:paragraph-rsid="001c6b09"/>
    </style:style>
    <style:style style:name="P8" style:family="paragraph" style:parent-style-name="Standard" style:list-style-name="L1">
      <style:text-properties officeooo:rsid="0016a415" officeooo:paragraph-rsid="0016a415"/>
    </style:style>
    <style:style style:name="P9" style:family="paragraph" style:parent-style-name="Standard" style:list-style-name="L1">
      <style:text-properties officeooo:rsid="0016a415" officeooo:paragraph-rsid="0016c17b"/>
    </style:style>
    <style:style style:name="P10" style:family="paragraph" style:parent-style-name="Standard" style:list-style-name="L1">
      <style:text-properties officeooo:rsid="0016a415" officeooo:paragraph-rsid="001b1c63"/>
    </style:style>
    <style:style style:name="P11" style:family="paragraph" style:parent-style-name="Standard" style:list-style-name="L1">
      <style:text-properties officeooo:rsid="0016c17b" officeooo:paragraph-rsid="0016a415"/>
    </style:style>
    <style:style style:name="P12" style:family="paragraph" style:parent-style-name="Standard" style:list-style-name="L1">
      <style:text-properties officeooo:rsid="0016c17b" officeooo:paragraph-rsid="0016c17b"/>
    </style:style>
    <style:style style:name="P13" style:family="paragraph" style:parent-style-name="Standard" style:list-style-name="L1">
      <style:text-properties officeooo:rsid="0018dd22" officeooo:paragraph-rsid="0018dd22"/>
    </style:style>
    <style:style style:name="P14" style:family="paragraph" style:parent-style-name="Standard" style:list-style-name="L1">
      <style:text-properties officeooo:rsid="001b1c63" officeooo:paragraph-rsid="001b1c63"/>
    </style:style>
    <style:style style:name="P15" style:family="paragraph" style:parent-style-name="Standard" style:list-style-name="L1">
      <style:text-properties officeooo:rsid="001875c8" officeooo:paragraph-rsid="001875c8"/>
    </style:style>
    <style:style style:name="P16" style:family="paragraph" style:parent-style-name="Standard" style:list-style-name="L1">
      <style:text-properties officeooo:rsid="001eec69" officeooo:paragraph-rsid="001eec69"/>
    </style:style>
    <style:style style:name="P17" style:family="paragraph" style:parent-style-name="Standard" style:list-style-name="L2">
      <style:text-properties officeooo:rsid="001c6b09" officeooo:paragraph-rsid="001c6b09"/>
    </style:style>
    <style:style style:name="P18" style:family="paragraph" style:parent-style-name="Standard" style:list-style-name="L2">
      <style:text-properties officeooo:rsid="001d0018" officeooo:paragraph-rsid="001d0018"/>
    </style:style>
    <style:style style:name="P19" style:family="paragraph" style:parent-style-name="Standard">
      <style:text-properties officeooo:rsid="0023b76a" officeooo:paragraph-rsid="0023b76a"/>
    </style:style>
    <style:style style:name="P20" style:family="paragraph" style:parent-style-name="Standard">
      <style:text-properties officeooo:rsid="0025468f" officeooo:paragraph-rsid="0025468f"/>
    </style:style>
    <style:style style:name="T1" style:family="text">
      <style:text-properties officeooo:rsid="001868c4"/>
    </style:style>
    <style:style style:name="T2" style:family="text">
      <style:text-properties officeooo:rsid="001b1c63"/>
    </style:style>
    <style:style style:name="T3" style:family="text">
      <style:text-properties officeooo:rsid="001c7869"/>
    </style:style>
    <style:style style:name="T4" style:family="text">
      <style:text-properties officeooo:rsid="00223410"/>
    </style:style>
    <style:style style:name="T5" style:family="text">
      <style:text-properties officeooo:rsid="0025468f"/>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uerto Rico Simulator</text:p>
      <text:p text:style-name="P2">Design Notes</text:p>
      <text:p text:style-name="P1"/>
      <text:p text:style-name="P1"/>
      <text:p text:style-name="P1">Classes &amp; attributes:</text:p>
      <text:p text:style-name="P1"/>
      <text:list xml:id="list9042828042278198032" text:style-name="L1">
        <text:list-item>
          <text:p text:style-name="P8">Player board</text:p>
          <text:list>
            <text:list-item>
              <text:p text:style-name="P8">Building slots – 12</text:p>
            </text:list-item>
            <text:list-item>
              <text:p text:style-name="P8">Plantation slots – 12</text:p>
            </text:list-item>
            <text:list-item>
              <text:p text:style-name="P8">Resources (crops)</text:p>
            </text:list-item>
            <text:list-item>
              <text:p text:style-name="P8">Victory point chips</text:p>
            </text:list-item>
            <text:list-item>
              <text:p text:style-name="P8">Doubloons</text:p>
            </text:list-item>
          </text:list>
        </text:list-item>
        <text:list-item>
          <text:p text:style-name="P8">Plantation</text:p>
          <text:list>
            <text:list-item>
              <text:p text:style-name="P11">Resource produced</text:p>
            </text:list-item>
            <text:list-item>
              <text:p text:style-name="P8">Colonist slots</text:p>
            </text:list-item>
          </text:list>
        </text:list-item>
        <text:list-item>
          <text:p text:style-name="P12">Resource (Crop)</text:p>
          <text:list>
            <text:list-item>
              <text:p text:style-name="P9">Market value</text:p>
            </text:list-item>
            <text:list-item>
              <text:p text:style-name="P12">Required production building</text:p>
            </text:list-item>
          </text:list>
        </text:list-item>
        <text:list-item>
          <text:p text:style-name="P8">Building</text:p>
          <text:list>
            <text:list-item>
              <text:p text:style-name="P8">Name</text:p>
            </text:list-item>
            <text:list-item>
              <text:p text:style-name="P8">Color</text:p>
            </text:list-item>
            <text:list-item>
              <text:p text:style-name="P8">Colonist slots</text:p>
            </text:list-item>
            <text:list-item>
              <text:p text:style-name="P8">Cost</text:p>
            </text:list-item>
            <text:list-item>
              <text:p text:style-name="P8">Victory points</text:p>
            </text:list-item>
            <text:list-item>
              <text:p text:style-name="P8">Game effect</text:p>
            </text:list-item>
            <text:list-item>
              <text:p text:style-name="P13">Size - # of squares occupied on the <text:s/>map</text:p>
            </text:list-item>
            <text:list-item>
              <text:p text:style-name="P14">Maximum quarry deduction</text:p>
            </text:list-item>
          </text:list>
        </text:list-item>
        <text:list-item>
          <text:p text:style-name="P8">Game effect</text:p>
          <text:list>
            <text:list-item>
              <text:p text:style-name="P8">Action (role)</text:p>
            </text:list-item>
            <text:list-item>
              <text:p text:style-name="P8">Amount / count</text:p>
            </text:list-item>
            <text:list-item>
              <text:p text:style-name="P8">Target (building, plantation, doubloons, storage, colonists, etc.)</text:p>
            </text:list-item>
          </text:list>
        </text:list-item>
        <text:list-item>
          <text:p text:style-name="P8">Ship</text:p>
          <text:list>
            <text:list-item>
              <text:p text:style-name="P12">Trading</text:p>
              <text:list>
                <text:list-item>
                  <text:p text:style-name="P12">Slots - #</text:p>
                </text:list-item>
                <text:list-item>
                  <text:p text:style-name="P12">Resource</text:p>
                </text:list-item>
              </text:list>
            </text:list-item>
            <text:list-item>
              <text:p text:style-name="P12">Colonist</text:p>
              <text:list>
                <text:list-item>
                  <text:p text:style-name="P12">Colonists - #</text:p>
                </text:list-item>
              </text:list>
            </text:list-item>
          </text:list>
        </text:list-item>
        <text:list-item>
          <text:p text:style-name="P12">Victory points – max # available before end of game</text:p>
        </text:list-item>
        <text:list-item>
          <text:p text:style-name="P12">Colonists – max # available</text:p>
        </text:list-item>
        <text:list-item>
          <text:p text:style-name="P15">Role</text:p>
          <text:list>
            <text:list-item>
              <text:p text:style-name="P15">Name</text:p>
            </text:list-item>
            <text:list-item>
              <text:p text:style-name="P15">Available</text:p>
            </text:list-item>
            <text:list-item>
              <text:p text:style-name="P15">Doubloons</text:p>
            </text:list-item>
            <text:list-item>
              <text:p text:style-name="P15">Action (method)</text:p>
            </text:list-item>
            <text:list-item>
              <text:p text:style-name="P15">Privilege (method<text:span text:style-name="T2">)</text:span></text:p>
            </text:list-item>
          </text:list>
        </text:list-item>
        <text:list-item>
          <text:p text:style-name="P14">GameBoard</text:p>
          <text:list>
            <text:list-item>
              <text:p text:style-name="P14">Buildings</text:p>
            </text:list-item>
            <text:list-item>
              <text:p text:style-name="P14">Bank - # doubloons</text:p>
            </text:list-item>
          </text:list>
        </text:list-item>
        <text:list-item>
          <text:p text:style-name="P16"><text:soft-page-break/>Production building</text:p>
          <text:list>
            <text:list-item>
              <text:p text:style-name="P16">Subtype of building</text:p>
            </text:list-item>
            <text:list-item>
              <text:p text:style-name="P16">Resource / crop</text:p>
            </text:list-item>
          </text:list>
          <text:p text:style-name="P10"/>
        </text:list-item>
      </text:list>
      <text:p text:style-name="P3">I think Plantations &amp; Buildings should have a base type, especially since a quarry has a game effect – lessening the cost to build. <text:s/>Maybe the required production building should be a member of the plantation, rather than the resource. <text:s/><text:span text:style-name="T1">The base type should be Tile.</text:span></text:p>
      <text:p text:style-name="P3"/>
      <text:p text:style-name="P4">Anything else for classes?</text:p>
      <text:p text:style-name="P7">Game flow:</text:p>
      <text:p text:style-name="P4"/>
      <text:p text:style-name="P4">Round:</text:p>
      <text:list xml:id="list298507219993865960" text:style-name="L2">
        <text:list-item>
          <text:p text:style-name="P17">Assign governor</text:p>
        </text:list-item>
        <text:list-item>
          <text:p text:style-name="P17">Each player, starting with governor:</text:p>
          <text:list>
            <text:list-item>
              <text:p text:style-name="P17">Choose role from remaining (unchosen) roles</text:p>
              <text:list>
                <text:list-item>
                  <text:p text:style-name="P17">Receive doubloons on role, if they exist</text:p>
                </text:list-item>
              </text:list>
            </text:list-item>
            <text:list-item>
              <text:p text:style-name="P17">Take action (if desired, <text:span text:style-name="T3">e</text:span>xcept Captain - mandatory)</text:p>
            </text:list-item>
            <text:list-item>
              <text:p text:style-name="P17">Each other player, take same action <text:span text:style-name="T3">(except Prospector)</text:span></text:p>
            </text:list-item>
            <text:list-item>
              <text:p text:style-name="P17">Take special privilege of role / action (always at end? <text:s/>No)</text:p>
            </text:list-item>
          </text:list>
        </text:list-item>
        <text:list-item>
          <text:p text:style-name="P17">Assign 1 doubloon to each unchosen role</text:p>
        </text:list-item>
        <text:list-item>
          <text:p text:style-name="P17">Make all roles available again</text:p>
        </text:list-item>
        <text:list-item>
          <text:p text:style-name="P18">Check for Game End conditions</text:p>
        </text:list-item>
      </text:list>
      <text:p text:style-name="P4"/>
      <text:p text:style-name="P5">How should choosing a role work? <text:s/>Some roles would not be affordable, e.g. building with no doubloons. <text:s/>Should the randomizer select only from affordable options, or should it allow for selecting options that have doubloons on them, even if they're not affordable, or should it be completely random? <text:s/>It seems like we could end up in a state where none of the players have money and there's no advancement.</text:p>
      <text:p text:style-name="P5"/>
      <text:p text:style-name="P6">Trying to figure out the relationship between roles &amp; buildings. <text:s/>It seems like each building will have one role (or maybe more?) that it will modify. <text:s/>Perhaps it is the responsibility of the role<text:span text:style-name="T4">'s action method</text:span> to iterate over the buildings to see if <text:span text:style-name="T4">they change the outcome of the action. <text:s/>That would mean the role needs to be aware of the player board. <text:s/>It also needs to be aware of the game board, though, since it needs to know which plantations and buildings are available.</text:span></text:p>
      <text:p text:style-name="P6"/>
      <text:p text:style-name="P19">Given <text:s/>that there are buildings in expansions that are not in the base set, it seems like it'd be smarter to put the responsibility for performing the enhancements to the actions in the buildings, rather than in the roles. <text:s/><text:span text:style-name="T5">How would that work?</text:span></text:p>
      <text:p text:style-name="P19"/>
      <text:p text:style-name="P20">Buildings are in the player board.</text:p>
      <text:p text:style-name="P20">Player has a take_action method that receives a role.</text:p>
      <text:p text:style-name="P20">Player has a player board.</text:p>
      <text:p text:style-name="P20">Player does <text:span text:style-name="T6">not </text:span><text:span text:style-name="T7">have a game board (doesn't exist yet).</text:span></text:p>
      <text:p text:style-name="P20"><text:span text:style-name="T7">Maybe Game contains both game board + players.</text:span></text:p>
      <text:p text:style-name="P20"><text:span text:style-name="T7">Tiles have nothing to indicate which roles they participate in.</text:span></text:p>
      <text:p text:style-name="P20"><text:span text:style-name="T7"><text:tab/>Should it be at tile level or building? <text:s/></text:span></text:p>
      <text:p text:style-name="P20"><text:span text:style-name="T7"><text:tab/>Probably tile, since, e.g., quarry can reduce costs of builds.</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9:24:16.786740573</meta:creation-date>
    <dc:date>2016-07-04T19:59:05.096067369</dc:date>
    <meta:editing-duration>PT2H57M39S</meta:editing-duration>
    <meta:editing-cycles>12</meta:editing-cycles>
    <meta:generator>LibreOffice/4.2.8.2$Linux_X86_64 LibreOffice_project/420m0$Build-2</meta:generator>
    <meta:document-statistic meta:table-count="0" meta:image-count="0" meta:object-count="0" meta:page-count="3" meta:paragraph-count="73" meta:word-count="550" meta:character-count="3119" meta:non-whitespace-character-count="2633"/>
  </office:meta>
</office:document-meta>
</file>